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db2" officeooo:paragraph-rsid="0016bdb2"/>
    </style:style>
    <style:style style:name="P2" style:family="paragraph" style:parent-style-name="Standard">
      <style:text-properties officeooo:rsid="0018b052" officeooo:paragraph-rsid="0018b052"/>
    </style:style>
    <style:style style:name="P3" style:family="paragraph" style:parent-style-name="Standard">
      <style:paragraph-properties fo:break-before="page"/>
      <style:text-properties officeooo:rsid="0018b052" officeooo:paragraph-rsid="0018b052"/>
    </style:style>
    <style:style style:name="P4" style:family="paragraph" style:parent-style-name="Standard">
      <style:text-properties officeooo:rsid="001a3657" officeooo:paragraph-rsid="001a3657"/>
    </style:style>
    <style:style style:name="P5" style:family="paragraph" style:parent-style-name="Standard">
      <style:text-properties officeooo:paragraph-rsid="001a3657"/>
    </style:style>
    <style:style style:name="P6" style:family="paragraph" style:parent-style-name="Standard">
      <style:text-properties officeooo:rsid="001c2796" officeooo:paragraph-rsid="001c2796"/>
    </style:style>
    <style:style style:name="P7" style:family="paragraph" style:parent-style-name="Standard">
      <style:paragraph-properties fo:break-before="page"/>
      <style:text-properties officeooo:rsid="001c2796" officeooo:paragraph-rsid="001c2796"/>
    </style:style>
    <style:style style:name="P8" style:family="paragraph" style:parent-style-name="Standard">
      <style:text-properties officeooo:rsid="001c8210" officeooo:paragraph-rsid="001c8210"/>
    </style:style>
    <style:style style:name="P9" style:family="paragraph" style:parent-style-name="Standard">
      <style:text-properties officeooo:rsid="001fd1e5" officeooo:paragraph-rsid="001fd1e5"/>
    </style:style>
    <style:style style:name="P10" style:family="paragraph" style:parent-style-name="Standard">
      <style:text-properties officeooo:rsid="0020f2dc" officeooo:paragraph-rsid="0020f2dc"/>
    </style:style>
    <style:style style:name="P11" style:family="paragraph" style:parent-style-name="Standard">
      <style:text-properties fo:font-size="10pt" fo:font-style="italic" officeooo:rsid="0020f2dc" officeooo:paragraph-rsid="0020f2dc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2pt" fo:font-style="italic" officeooo:rsid="0020f2dc" officeooo:paragraph-rsid="0020f2dc" style:font-size-asian="10.5pt" style:font-style-asian="italic" style:font-size-complex="12pt" style:font-style-complex="italic"/>
    </style:style>
    <style:style style:name="P13" style:family="paragraph" style:parent-style-name="Standard">
      <style:text-properties officeooo:rsid="0021ebad" officeooo:paragraph-rsid="0021ebad"/>
    </style:style>
    <style:style style:name="P14" style:family="paragraph" style:parent-style-name="Standard" style:list-style-name="L1">
      <style:text-properties officeooo:rsid="0018b052" officeooo:paragraph-rsid="0018b052"/>
    </style:style>
    <style:style style:name="P15" style:family="paragraph" style:parent-style-name="Standard" style:list-style-name="L2">
      <style:text-properties officeooo:rsid="0018b052" officeooo:paragraph-rsid="0018b052"/>
    </style:style>
    <style:style style:name="P16" style:family="paragraph" style:parent-style-name="Standard" style:list-style-name="L3">
      <style:text-properties officeooo:rsid="0018b052" officeooo:paragraph-rsid="0018b052"/>
    </style:style>
    <style:style style:name="P17" style:family="paragraph" style:parent-style-name="Standard" style:list-style-name="L4">
      <style:text-properties officeooo:rsid="001a3657" officeooo:paragraph-rsid="001a3657"/>
    </style:style>
    <style:style style:name="P18" style:family="paragraph" style:parent-style-name="Standard" style:list-style-name="L5">
      <style:text-properties officeooo:rsid="001a3657" officeooo:paragraph-rsid="001a3657"/>
    </style:style>
    <style:style style:name="P19" style:family="paragraph" style:parent-style-name="Standard" style:list-style-name="L6">
      <style:text-properties officeooo:rsid="001a3657" officeooo:paragraph-rsid="001a3657"/>
    </style:style>
    <style:style style:name="P20" style:family="paragraph" style:parent-style-name="Standard" style:list-style-name="L5">
      <style:text-properties officeooo:rsid="001e3635" officeooo:paragraph-rsid="001e3635"/>
    </style:style>
    <style:style style:name="P21" style:family="paragraph" style:parent-style-name="Standard" style:list-style-name="L7">
      <style:text-properties officeooo:rsid="001c2796" officeooo:paragraph-rsid="001c2796"/>
    </style:style>
    <style:style style:name="P22" style:family="paragraph" style:parent-style-name="Standard" style:list-style-name="L8">
      <style:text-properties officeooo:rsid="001c2796" officeooo:paragraph-rsid="001c2796"/>
    </style:style>
    <style:style style:name="P23" style:family="paragraph" style:parent-style-name="Standard" style:list-style-name="L8">
      <style:text-properties officeooo:rsid="001c8210" officeooo:paragraph-rsid="001c8210"/>
    </style:style>
    <style:style style:name="P24" style:family="paragraph" style:parent-style-name="Standard" style:list-style-name="L9">
      <style:text-properties officeooo:rsid="001fd1e5" officeooo:paragraph-rsid="001fd1e5"/>
    </style:style>
    <style:style style:name="P25" style:family="paragraph" style:parent-style-name="Standard" style:list-style-name="L9">
      <style:text-properties officeooo:rsid="0020f2dc" officeooo:paragraph-rsid="0020f2dc"/>
    </style:style>
    <style:style style:name="P26" style:family="paragraph" style:parent-style-name="Standard" style:list-style-name="L10">
      <style:text-properties fo:font-size="12pt" fo:font-style="normal" officeooo:rsid="0020f2dc" officeooo:paragraph-rsid="0020f2dc" style:font-size-asian="10.5pt" style:font-style-asian="normal" style:font-size-complex="12pt" style:font-style-complex="normal"/>
    </style:style>
    <style:style style:name="P27" style:family="paragraph" style:parent-style-name="Standard" style:list-style-name="L11">
      <style:text-properties officeooo:rsid="0021ebad" officeooo:paragraph-rsid="0021ebad"/>
    </style:style>
    <style:style style:name="T1" style:family="text">
      <style:text-properties officeooo:rsid="001a3657"/>
    </style:style>
    <style:style style:name="T2" style:family="text">
      <style:text-properties officeooo:rsid="001c8210"/>
    </style:style>
    <style:style style:name="T3" style:family="text">
      <style:text-properties officeooo:rsid="001fd1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-02-2023 ____ CM 5</text:p>
      <text:p text:style-name="P1"/>
      <text:p text:style-name="P1">MÉDIAS</text:p>
      <text:p text:style-name="P1"/>
      <text:list text:style-name="L1">
        <text:list-item>
          <text:p text:style-name="P14">Jouent un rôle central dans la construction des états « nations modernes »</text:p>
          <text:list>
            <text:list-item>
              <text:p text:style-name="P14">Communauté imaginée</text:p>
            </text:list-item>
            <text:list-item>
              <text:p text:style-name="P14">nourrit le sentiment d’appartenance commun</text:p>
            </text:list-item>
          </text:list>
        </text:list-item>
        <text:list-item>
          <text:p text:style-name="P14">Nouvelles technologies → possibilité de diffuser les informations à travers le pays</text:p>
          <text:p text:style-name="P14"/>
        </text:list-item>
        <text:list-item>
          <text:p text:style-name="P14">Marché de l’édition déjà existant sous Tokugawa</text:p>
          <text:list>
            <text:list-item>
              <text:p text:style-name="P14">impression via des presses à planches inversées – xylogravure ? (cf. diapo)</text:p>
            </text:list-item>
            <text:list-item>
              <text:p text:style-name="P14">impression à caractères mobiles déjà existante mais compliquée à mettre en place</text:p>
            </text:list-item>
            <text:list-item>
              <text:p text:style-name="P14">réseau important de coursiers à pied (ancêtre des postes) qui diffusent et distribuent les informations</text:p>
              <text:list>
                <text:list-item>
                  <text:p text:style-name="P14">Réseau de routes important à travers tout le pays</text:p>
                </text:list-item>
              </text:list>
            </text:list-item>
            <text:list-item>
              <text:p text:style-name="P14">Feuilles d’informations permettant de tenir la population informée</text:p>
              <text:p text:style-name="P14"/>
            </text:list-item>
          </text:list>
        </text:list-item>
        <text:list-item>
          <text:p text:style-name="P14">Ère Meiji</text:p>
          <text:list>
            <text:list-item>
              <text:p text:style-name="P14">apparition de nouvelles technologies</text:p>
              <text:list>
                <text:list-item>
                  <text:p text:style-name="P14">passage de la xylogravure à la presse à caractères mobiles puis presse rotative</text:p>
                </text:list-item>
                <text:list-item>
                  <text:p text:style-name="P14">apparition des journaux </text:p>
                </text:list-item>
                <text:list-item>
                  <text:p text:style-name="P14">augmentation du rythme d’impression</text:p>
                </text:list-item>
              </text:list>
            </text:list-item>
            <text:list-item>
              <text:p text:style-name="P14">Connexion au réseau mondial de câbles</text:p>
              <text:p text:style-name="P14"/>
            </text:list-item>
            <text:list-item>
              <text:p text:style-name="P14">années 1870 : apparition de la presse quotidienne</text:p>
            </text:list-item>
            <text:list-item>
              <text:p text:style-name="P14">journaux commencent à publier des récits sous formes sérialisées (feuilleton dans la presse)</text:p>
              <text:p text:style-name="P14"/>
            </text:list-item>
          </text:list>
        </text:list-item>
        <text:list-item>
          <text:p text:style-name="P14">essor de la presse soutenu par une augmentation de la scolarisation</text:p>
          <text:list>
            <text:list-item>
              <text:p text:style-name="P14">1920 environ 80 %</text:p>
              <text:p text:style-name="P14"/>
            </text:list-item>
          </text:list>
        </text:list-item>
        <text:list-item>
          <text:p text:style-name="P14">années 1920 : apparition de la radio</text:p>
          <text:list>
            <text:list-item>
              <text:p text:style-name="P14">autorisées à diffuser dans la mesure ou elle œuvrent pour l’intérêt publique</text:p>
            </text:list-item>
            <text:list-item>
              <text:p text:style-name="P14">NHK : nippon housou kyoku</text:p>
              <text:p text:style-name="P14"/>
            </text:list-item>
          </text:list>
        </text:list-item>
        <text:list-item>
          <text:p text:style-name="P14">années 30 : inspecteurs de l’état ont le droit d’interrompre une diffusion en cas de prononciation de propos non autorisés</text:p>
          <text:p text:style-name="P14"/>
        </text:list-item>
        <text:list-item>
          <text:p text:style-name="P14">1941 : 6,5M de postes radios à travers le pays</text:p>
          <text:list>
            <text:list-item>
              <text:p text:style-name="P14">1945 : discours de l’empereur sur la défaite du japon diffusé à la radio</text:p>
            </text:list-item>
          </text:list>
        </text:list-item>
      </text:list>
      <text:p text:style-name="P2"/>
      <text:p text:style-name="P2">Rôle des médias est assez vital dans les démocraties modernes</text:p>
      <text:list text:style-name="L2">
        <text:list-item>
          <text:p text:style-name="P15">Presse considérée comme un pouvoir important</text:p>
        </text:list-item>
        <text:list-item>
          <text:p text:style-name="P15">presse d’opinion née dans les années 1870 via les partis d’opposition</text:p>
          <text:p text:style-name="P15"/>
        </text:list-item>
      </text:list>
      <text:p text:style-name="P2"/>
      <text:p text:style-name="P2">Défaite en 1945 marque un nouveau temps dans la démocratisation de la presse</text:p>
      <text:list text:style-name="L3">
        <text:list-item>
          <text:p text:style-name="P16">reprise considérable des publications dans l’après guerre</text:p>
        </text:list-item>
        <text:list-item>
          <text:p text:style-name="P16">grands groupes de presse participent plus dans l’intégration du pouvoir</text:p>
        </text:list-item>
      </text:list>
      <text:p text:style-name="P2"/>
      <text:p text:style-name="P2">… <text:span text:style-name="T1">fuck j’ai lâché pendant bien 10min</text:span></text:p>
      <text:p text:style-name="P3"/>
      <text:p text:style-name="P4">Uniformisation du traitement de l’information dans les quotidiens</text:p>
      <text:list text:style-name="L4">
        <text:list-item>
          <text:p text:style-name="P17">n’empêche pas qu’il y ait des voies discordantes</text:p>
        </text:list-item>
      </text:list>
      <text:p text:style-name="P4"/>
      <text:p text:style-name="P4">Nouveaux médias : radio, télé etc</text:p>
      <text:list xml:id="list341679540" text:style-name="L5">
        <text:list-item>
          <text:p text:style-name="P18">presse écrite reste très importante</text:p>
          <text:list>
            <text:list-item>
              <text:p text:style-name="P18">30M d’exemplaires en 1965</text:p>
            </text:list-item>
            <text:list-item>
              <text:p text:style-name="P18">40M en 1975</text:p>
            </text:list-item>
            <text:list-item>
              <text:p text:style-name="P18">Pic à 53-54M en 2000 environ</text:p>
              <text:list>
                <text:list-item>
                  <text:p text:style-name="P18">5 grands journaux :</text:p>
                  <text:list>
                    <text:list-item>
                      <text:p text:style-name="P18">yomiugi </text:p>
                    </text:list-item>
                    <text:list-item>
                      <text:p text:style-name="P18">asashi</text:p>
                    </text:list-item>
                    <text:list-item>
                      <text:p text:style-name="P18">mainichi</text:p>
                    </text:list-item>
                    <text:list-item>
                      <text:p text:style-name="P18">nihon keizai</text:p>
                    </text:list-item>
                    <text:list-item>
                      <text:p text:style-name="P18">sankei</text:p>
                    </text:list-item>
                  </text:list>
                </text:list-item>
                <text:list-item>
                  <text:p text:style-name="P18">presque tous les foyers au Japon sont abonnés à un journal </text:p>
                </text:list-item>
              </text:list>
            </text:list-item>
            <text:list-item>
              <text:p text:style-name="P20">Ajd environ 40M</text:p>
              <text:list>
                <text:list-header>
                  <text:p text:style-name="P18"/>
                </text:list-header>
              </text:list>
            </text:list-item>
          </text:list>
        </text:list-item>
        <text:list-item>
          <text:p text:style-name="P18">Télévision joue un rôle de plus en plus important</text:p>
          <text:list>
            <text:list-item>
              <text:p text:style-name="P18">apparition de la télé en noir et blanc vers 1957</text:p>
              <text:list>
                <text:list-item>
                  <text:p text:style-name="P18">1959 : cérémonie de mariage du prince héritier (env 10 % de foyers équipés)</text:p>
                </text:list-item>
                <text:list-item>
                  <text:p text:style-name="P18">1963 : 88,7 % des foyers équipés</text:p>
                </text:list-item>
                <text:list-item>
                  <text:p text:style-name="P18">1964 : JO</text:p>
                </text:list-item>
                <text:list-item>
                  <text:p text:style-name="P18">env 95 % en 1968</text:p>
                </text:list-item>
              </text:list>
            </text:list-item>
            <text:list-item>
              <text:p text:style-name="P18">apparition de la télé en couleur en 1966</text:p>
              <text:list>
                <text:list-item>
                  <text:p text:style-name="P18">1973 : dépasse le taux de télé NB (70%)</text:p>
                </text:list-item>
                <text:list-item>
                  <text:p text:style-name="P18">1982 : quasiment 100 %, télé NB commence à disparaître (17,4%)</text:p>
                </text:list-item>
              </text:list>
            </text:list-item>
          </text:list>
        </text:list-item>
      </text:list>
      <text:p text:style-name="P4"/>
      <text:list xml:id="list141034623558238" text:continue-numbering="true" text:style-name="L5">
        <text:list-item>
          <text:p text:style-name="P18">deux grandes agences de publicités :</text:p>
          <text:list>
            <text:list-item>
              <text:p text:style-name="P18">Doumei</text:p>
            </text:list-item>
            <text:list-item>
              <text:p text:style-name="P18">hakuhou</text:p>
            </text:list-item>
          </text:list>
        </text:list-item>
      </text:list>
      <text:p text:style-name="P5"/>
      <text:p text:style-name="P4">Années 70-80</text:p>
      <text:list text:style-name="L6">
        <text:list-item>
          <text:p text:style-name="P19">Individualisation des modes de vie</text:p>
        </text:list-item>
        <text:list-item>
          <text:p text:style-name="P19">médias soutiennent cette tendance</text:p>
        </text:list-item>
        <text:list-item>
          <text:p text:style-name="P19">essor des grands magazines</text:p>
          <text:list>
            <text:list-item>
              <text:p text:style-name="P19">ex : An-An (presse féminine = Elle Japon)</text:p>
            </text:list-item>
            <text:list-item>
              <text:p text:style-name="P19">…</text:p>
            </text:list-item>
          </text:list>
        </text:list-item>
      </text:list>
      <text:p text:style-name="P4"/>
      <text:p text:style-name="P6">Ere Heisei</text:p>
      <text:list text:style-name="L7">
        <text:list-item>
          <text:p text:style-name="P21">Diversification des technologies de communication électroniques</text:p>
        </text:list-item>
        <text:list-item>
          <text:p text:style-name="P21">Taux de diffusion des ordinateurs :</text:p>
          <text:list>
            <text:list-item>
              <text:p text:style-name="P21">1987, env 11 %</text:p>
            </text:list-item>
            <text:list-item>
              <text:p text:style-name="P21">95 (windows) : env 40 %</text:p>
            </text:list-item>
          </text:list>
        </text:list-item>
        <text:list-item>
          <text:p text:style-name="P21">Internet </text:p>
          <text:list>
            <text:list-item>
              <text:p text:style-name="P21">1997 : env 9 %</text:p>
            </text:list-item>
            <text:list-item>
              <text:p text:style-name="P21">2002: 57 %</text:p>
            </text:list-item>
            <text:list-item>
              <text:p text:style-name="P21">2017: 81 %</text:p>
            </text:list-item>
          </text:list>
        </text:list-item>
      </text:list>
      <text:p text:style-name="P6"/>
      <text:p text:style-name="P6"/>
      <text:p text:style-name="P7"><text:span text:style-name="T2">Dépenses</text:span> publicitaires (en Yen) <text:span text:style-name="T2">par média</text:span>: <text:span text:style-name="T3">(cf diapo)</text:span></text:p>
      <text:list text:style-name="L8">
        <text:list-item>
          <text:p text:style-name="P22">Télévision : <text:s text:c="2"/>2,1 Trillions en 2005 vs 1,7T 2020</text:p>
        </text:list-item>
        <text:list-item>
          <text:p text:style-name="P22">Internet : <text:tab/> <text:s text:c="2"/>0,4T en 2005 vs 2,2T en 2020</text:p>
        </text:list-item>
        <text:list-item>
          <text:p text:style-name="P22">Journaux : <text:tab/> <text:s text:c="2"/>1T en 2005 vs 0,45T en 2020</text:p>
        </text:list-item>
        <text:list-item>
          <text:p text:style-name="P23">Magazines : <text:s/>0,5T en 2005 vs 0,1T en 2020</text:p>
        </text:list-item>
        <text:list-item>
          <text:p text:style-name="P23">Radio : <text:tab/> <text:s text:c="2"/>0,2T en 2005 vs 0,1T en 2020</text:p>
        </text:list-item>
      </text:list>
      <text:p text:style-name="P8"/>
      <text:p text:style-name="P8"/>
      <text:p text:style-name="P9">Diffusion d’internet et téléphonie mobile :</text:p>
      <text:p text:style-name="P9"/>
      <text:list text:style-name="L9">
        <text:list-item>
          <text:p text:style-name="P24">Technologie mobile (keitai) a été beaucoup promue par le gouvernement</text:p>
        </text:list-item>
        <text:list-item>
          <text:p text:style-name="P24">jeunes générations ont joué un grand rôle dans son développement</text:p>
        </text:list-item>
        <text:list-item>
          <text:p text:style-name="P24">NTT (1ere compagnie de tel) apparaît en 1987 (vs 1977 aux USA)</text:p>
          <text:list>
            <text:list-item>
              <text:p text:style-name="P24">reste peu abordable pour les particuliers</text:p>
            </text:list-item>
            <text:list-item>
              <text:p text:style-name="P24">s’étend aux particuliers dans les années 90</text:p>
              <text:p text:style-name="P24"/>
            </text:list-item>
          </text:list>
        </text:list-item>
        <text:list-item>
          <text:p text:style-name="P24">Années 2000 : près de 100 % des jeunes possèdent un téléphone</text:p>
        </text:list-item>
        <text:list-item>
          <text:p text:style-name="P25">Introduction de l’internet mobile en 1999</text:p>
        </text:list-item>
      </text:list>
      <text:p text:style-name="P10"/>
      <text:p text:style-name="P11">(enregistrement : 61min – intervention inutile sur la retraite par des gens chelous)</text:p>
      <text:p text:style-name="P11">(reprise à 64min10)</text:p>
      <text:p text:style-name="P11"/>
      <text:p text:style-name="P12"/>
      <text:list text:style-name="L10">
        <text:list-item>
          <text:p text:style-name="P26">Prévalence du mode de communication asynchrone</text:p>
          <text:list>
            <text:list-item>
              <text:p text:style-name="P26">appeler directement est perçu comme une agression</text:p>
            </text:list-item>
          </text:list>
        </text:list-item>
      </text:list>
      <text:p text:style-name="P10"/>
      <text:p text:style-name="P10"/>
      <text:p text:style-name="P13">Diffusion des réseaux sociaux : (cf diapo)</text:p>
      <text:list text:style-name="L11">
        <text:list-item>
          <text:p text:style-name="P27">LINE (env 77,4%)</text:p>
        </text:list-item>
        <text:list-item>
          <text:p text:style-name="P27">Twitter</text:p>
        </text:list-item>
        <text:list-item>
          <text:p text:style-name="P27">Instagram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3-01T14:10:32.081000000</dc:date>
    <meta:editing-duration>PT1H24M37S</meta:editing-duration>
    <meta:editing-cycles>11</meta:editing-cycles>
    <meta:document-statistic meta:table-count="0" meta:image-count="0" meta:object-count="0" meta:page-count="3" meta:paragraph-count="109" meta:word-count="764" meta:character-count="4091" meta:non-whitespace-character-count="3500"/>
  </office:meta>
</office:document-meta>
</file>